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4706" officeooo:paragraph-rsid="002993b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804a5c" officeooo:paragraph-rsid="00804a5c" style:font-weight-asian="bold" style:font-weight-complex="bold"/>
    </style:style>
    <style:style style:name="P3" style:family="paragraph" style:parent-style-name="Standard">
      <style:text-properties officeooo:rsid="00024706" officeooo:paragraph-rsid="002993b5"/>
    </style:style>
    <style:style style:name="P4" style:family="paragraph" style:parent-style-name="Standard">
      <style:text-properties officeooo:rsid="00115ef6" officeooo:paragraph-rsid="002993b5"/>
    </style:style>
    <style:style style:name="P5" style:family="paragraph" style:parent-style-name="Standard">
      <style:text-properties officeooo:rsid="002a2284" officeooo:paragraph-rsid="002a2284"/>
    </style:style>
    <style:style style:name="P6" style:family="paragraph" style:parent-style-name="Standard">
      <style:text-properties fo:font-size="15pt" fo:font-weight="bold" officeooo:rsid="00024706" officeooo:paragraph-rsid="002993b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4bcc1d" officeooo:paragraph-rsid="007b4fc7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6a8fdb" officeooo:paragraph-rsid="006f1b18"/>
    </style:style>
    <style:style style:name="P9" style:family="paragraph" style:parent-style-name="Standard">
      <style:text-properties officeooo:rsid="007b4fc7" officeooo:paragraph-rsid="007b4fc7"/>
    </style:style>
    <style:style style:name="P10" style:family="paragraph" style:parent-style-name="Standard" style:list-style-name="L1">
      <style:text-properties officeooo:paragraph-rsid="00819321"/>
    </style:style>
    <style:style style:name="P11" style:family="paragraph" style:parent-style-name="Standard" style:list-style-name="L1">
      <style:text-properties officeooo:paragraph-rsid="0087cec4"/>
    </style:style>
    <style:style style:name="P12" style:family="paragraph" style:parent-style-name="Standard" style:list-style-name="L1">
      <style:text-properties officeooo:paragraph-rsid="0088d920"/>
    </style:style>
    <style:style style:name="P13" style:family="paragraph" style:parent-style-name="Standard" style:list-style-name="L1">
      <style:text-properties officeooo:rsid="00819321" officeooo:paragraph-rsid="00819321"/>
    </style:style>
    <style:style style:name="P14" style:family="paragraph" style:parent-style-name="Standard" style:list-style-name="L1">
      <style:text-properties officeooo:rsid="0089f357" officeooo:paragraph-rsid="0089f357"/>
    </style:style>
    <style:style style:name="P15" style:family="paragraph" style:parent-style-name="Standard" style:list-style-name="L1">
      <style:text-properties officeooo:rsid="008a3550" officeooo:paragraph-rsid="008a3550"/>
    </style:style>
    <style:style style:name="P16" style:family="paragraph" style:parent-style-name="Standard" style:list-style-name="L1">
      <style:text-properties officeooo:rsid="008b652e" officeooo:paragraph-rsid="008b652e"/>
    </style:style>
    <style:style style:name="P17" style:family="paragraph" style:parent-style-name="Standard">
      <style:text-properties fo:font-size="15pt" fo:font-weight="bold" officeooo:rsid="008b6f2d" officeooo:paragraph-rsid="008b6f2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8d5d6c" officeooo:paragraph-rsid="008d5d6c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rsid="007b4fc7" officeooo:paragraph-rsid="008b6f2d"/>
    </style:style>
    <style:style style:name="P20" style:family="paragraph" style:parent-style-name="Standard">
      <style:text-properties officeooo:rsid="007b4fc7" officeooo:paragraph-rsid="008d5d6c"/>
    </style:style>
    <style:style style:name="P21" style:family="paragraph" style:parent-style-name="Standard">
      <style:text-properties officeooo:rsid="008b6f2d" officeooo:paragraph-rsid="008b6f2d"/>
    </style:style>
    <style:style style:name="P22" style:family="paragraph" style:parent-style-name="Standard" style:list-style-name="L2">
      <style:text-properties officeooo:rsid="008b6f2d" officeooo:paragraph-rsid="008b6f2d"/>
    </style:style>
    <style:style style:name="P23" style:family="paragraph" style:parent-style-name="Standard">
      <style:text-properties officeooo:paragraph-rsid="008d5d6c"/>
    </style:style>
    <style:style style:name="P24" style:family="paragraph" style:parent-style-name="Standard">
      <style:text-properties officeooo:paragraph-rsid="008db671"/>
    </style:style>
    <style:style style:name="P25" style:family="paragraph" style:parent-style-name="Standard">
      <style:text-properties officeooo:rsid="008db671" officeooo:paragraph-rsid="008db671"/>
    </style:style>
    <style:style style:name="P26" style:family="paragraph" style:parent-style-name="Standard">
      <style:text-properties officeooo:rsid="008ed2fc" officeooo:paragraph-rsid="008ed2fc"/>
    </style:style>
    <style:style style:name="P27" style:family="paragraph" style:parent-style-name="Standard" style:list-style-name="L1">
      <style:text-properties officeooo:rsid="008ed2fc" officeooo:paragraph-rsid="008ed2fc"/>
    </style:style>
    <style:style style:name="P28" style:family="paragraph" style:parent-style-name="Standard">
      <style:text-properties fo:font-style="italic" fo:font-weight="bold" officeooo:rsid="00907a6d" officeooo:paragraph-rsid="00907a6d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8ed2fc" officeooo:paragraph-rsid="008ed2fc" style:font-style-asian="italic" style:font-weight-asian="bold" style:font-style-complex="italic" style:font-weight-complex="bold"/>
    </style:style>
    <style:style style:name="T1" style:family="text">
      <style:text-properties officeooo:rsid="002993b5"/>
    </style:style>
    <style:style style:name="T2" style:family="text">
      <style:text-properties fo:color="#000000" style:font-name="Menlo" fo:font-size="9pt"/>
    </style:style>
    <style:style style:name="T3" style:family="text">
      <style:text-properties fo:color="#000000" style:font-name="Menlo" fo:font-size="9pt" officeooo:rsid="00819321"/>
    </style:style>
    <style:style style:name="T4" style:family="text">
      <style:text-properties fo:color="#000000" style:font-name="Menlo" fo:font-size="9pt" officeooo:rsid="008d5d6c"/>
    </style:style>
    <style:style style:name="T5" style:family="text">
      <style:text-properties fo:color="#000000" style:font-name="Menlo" fo:font-size="9pt" officeooo:rsid="008db671"/>
    </style:style>
    <style:style style:name="T6" style:family="text">
      <style:text-properties officeooo:rsid="007b4fc7"/>
    </style:style>
    <style:style style:name="T7" style:family="text">
      <style:text-properties officeooo:rsid="00804a5c"/>
    </style:style>
    <style:style style:name="T8" style:family="text">
      <style:text-properties officeooo:rsid="00819321"/>
    </style:style>
    <style:style style:name="T9" style:family="text">
      <style:text-properties fo:color="#008000" style:font-name="Menlo" fo:font-size="9pt" fo:font-weight="bold"/>
    </style:style>
    <style:style style:name="T10" style:family="text">
      <style:text-properties officeooo:rsid="008b6f2d"/>
    </style:style>
    <style:style style:name="T11" style:family="text">
      <style:text-properties officeooo:rsid="008d5d6c"/>
    </style:style>
    <style:style style:name="T12" style:family="text">
      <style:text-properties style:font-name="Liberation Serif1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<text:span text:style-name="T1">SPECIFICATION</text:span></text:p>
      <text:p text:style-name="P2"><text:span text:style-name="T10">DISPLAY</text:span> OF NUMERICAL VALUES</text:p>
      <text:p text:style-name="P1"/>
      <text:p text:style-name="P4">Level: <text:span text:style-name="T6">3</text:span></text:p>
      <text:p text:style-name="P3">Version: 0.1 (under initial construction)</text:p>
      <text:p text:style-name="P3"/>
      <text:p text:style-name="P6">OVERVIEW</text:p>
      <text:p text:style-name="P9">This document explains how numerical values are displayed.</text:p>
      <text:p text:style-name="P5"/>
      <text:p text:style-name="P7"/>
      <text:p text:style-name="P17">DESCRIPTION</text:p>
      <text:p text:style-name="P19"><text:span text:style-name="T10">N</text:span>umerical values are displayed <text:span text:style-name="T10">in all Viewports (whether on screen or in export) with the appropriate precision, in terms of number of significant figures (SFs) and in normal or scientific notation.</text:span></text:p>
      <text:p text:style-name="P19"/>
      <text:p text:style-name="P21">Generally, the philosophy is:</text:p>
      <text:list xml:id="list1440907518" text:style-name="L2">
        <text:list-item>
          <text:p text:style-name="P22">Display in a user-friendly format, easy to read and without rounding errors (e.g. no cases of 1.000001 instead of 1).</text:p>
        </text:list-item>
        <text:list-item>
          <text:p text:style-name="P22">Display at a level of precision appropriate for the quality of the data; i.e. don't display more SFs than warranted by the precision of the source data.</text:p>
        </text:list-item>
      </text:list>
      <text:p text:style-name="P21"/>
      <text:p text:style-name="P23"><text:span text:style-name="T11">The default number of SFs for all values is defined globally by </text:span><text:span text:style-name="T2">DefaultSigFigs</text:span><text:span text:style-name="T11"> in module info.</text:span></text:p>
      <text:p text:style-name="P23"/>
      <text:p text:style-name="P23"><text:span text:style-name="T11">Numbers are displayed in scientific notation (e.g. 1e6 rather than 1000000) if the absolute value of the number is greater than </text:span><text:span text:style-name="T2">SciThresholdUpper</text:span><text:span text:style-name="T11"> or less than <text:s/></text:span><text:span text:style-name="T2">SciThreshold</text:span><text:span text:style-name="T4">Low</text:span><text:span text:style-name="T2">er</text:span><text:span text:style-name="T11">, defined in module info.</text:span></text:p>
      <text:p text:style-name="P23"/>
      <text:p text:style-name="P26">If a number is closer to zero than utilities.MinDivisor, it is considered to be equal to zero and displayed as zero (with the appropriate number of digits depending on the SFs required; e.g. for 2 SFs, zero is displayed as 0.0).</text:p>
      <text:p text:style-name="P23"/>
      <text:p text:style-name="P25">If a number is defined as infinite, its InfinityFlagFamily value for the appropriate risk receptors is set to True. The number should then be displayed as per info.InfinitySymbol (currently <text:span text:style-name="T12">∞</text:span>).</text:p>
      <text:p text:style-name="P23"/>
      <text:p text:style-name="P18">IMPLEMENTATION</text:p>
      <text:p text:style-name="P23"><text:span text:style-name="T11">When a number needs to be displayed, method </text:span><text:span text:style-name="T2">GetDisplayValue</text:span><text:span text:style-name="T4">()</text:span><text:span text:style-name="T11"> in module core_classes provides a correctly formatted string containing the displayable numerical value. </text:span></text:p>
      <text:p text:style-name="P23"/>
      <text:p text:style-name="P24"><text:span text:style-name="T11">Procedure </text:span><text:span text:style-name="T2">StringFromNum</text:span><text:span text:style-name="T5">()</text:span><text:span text:style-name="T11"> in module display_utilities provides a wrapper around this, and also handles cases where the number is not defined; it replaces the value with a meaningful string.</text:span></text:p>
      <text:p text:style-name="P20"/>
      <text:p text:style-name="P26">To determine whether to use scientific notation, <text:span text:style-name="T2">GetDisplayValue</text:span><text:span text:style-name="T4">()</text:span> uses the following algorithm:</text:p>
      <text:p text:style-name="P26"/>
      <text:p text:style-name="P28">Algorithm 344.1</text:p>
      <text:p text:style-name="P29"/>
      <text:list xml:id="list409150492" text:style-name="L1">
        <text:list-item>
          <text:p text:style-name="P27">Was <text:span text:style-name="T2">SciThresholdUpper</text:span> provided? If not, go to step 3.</text:p>
        </text:list-item>
        <text:list-item>
          <text:p text:style-name="P27">Is the absolute value of the number ≥ <text:span text:style-name="T2">SciThresholdUpper</text:span>? If so, use scientific notation and stop.</text:p>
        </text:list-item>
        <text:list-item>
          <text:p text:style-name="P27">Was <text:span text:style-name="T2">SciThresholdLower</text:span> provided? If not, use normal notation and stop.</text:p>
        </text:list-item>
        <text:list-item>
          <text:p text:style-name="P27">Is the absolute value of the number ≤ <text:span text:style-name="T2">SciThresholdLower</text:span>? If so, use scientific notation and stop.</text:p>
        </text:list-item>
        <text:list-item>
          <text:p text:style-name="P27">Use normal notation and stop.</text:p>
        </text:list-item>
      </text:list>
      <text:p text:style-name="P26"><text:soft-pag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TW" style:font-size-asian="10.5pt" style:language-asian="zh" style:country-asian="HK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AR PL UMing TW" style:font-size-asian="10.5pt" style:language-asian="zh" style:country-asian="HK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TW" style:font-family-asian="'AR PL UMing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arke</meta:initial-creator>
    <meta:creation-date>2014-08-31T11:09:21</meta:creation-date>
    <dc:date>2019-08-22T10:23:42.781639243</dc:date>
    <meta:editing-duration>P2DT7H51M58S</meta:editing-duration>
    <meta:editing-cycles>93</meta:editing-cycles>
    <meta:generator>LibreOffice/5.4.2.2$MacOSX_X86_64 LibreOffice_project/22b09f6418e8c2d508a9eaf86b2399209b0990f4</meta:generator>
    <meta:document-statistic meta:table-count="0" meta:image-count="0" meta:object-count="0" meta:page-count="2" meta:paragraph-count="25" meta:word-count="350" meta:character-count="2223" meta:non-whitespace-character-count="1903"/>
  </office:meta>
</office:document-meta>
</file>